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SetNode.ActionSetNode( String name , ProcessingNode [ ] nodes , String [ ] actio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Set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SetNode.call( Environment env , InvokeContext context , 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ctionSet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